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opperplate Gothic Light" svg:font-family="'Copperplate Gothic Light'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a440" officeooo:paragraph-rsid="0007a440" style:font-weight-asian="bold" style:font-weight-complex="bold"/>
    </style:style>
    <style:style style:name="P2" style:family="paragraph" style:parent-style-name="Standard">
      <style:text-properties fo:font-weight="normal" officeooo:rsid="0007a440" officeooo:paragraph-rsid="0007a440" style:font-weight-asian="normal" style:font-weight-complex="normal"/>
    </style:style>
    <style:style style:name="P3" style:family="paragraph" style:parent-style-name="Standard">
      <style:text-properties fo:font-weight="normal" officeooo:rsid="000c1869" officeooo:paragraph-rsid="0007a440" style:font-weight-asian="normal" style:font-weight-complex="normal"/>
    </style:style>
    <style:style style:name="P4" style:family="paragraph" style:parent-style-name="Standard">
      <style:text-properties fo:font-weight="normal" officeooo:rsid="000c1869" officeooo:paragraph-rsid="000c1869" style:font-weight-asian="normal" style:font-weight-complex="normal"/>
    </style:style>
    <style:style style:name="P5" style:family="paragraph" style:parent-style-name="Standard">
      <style:text-properties fo:font-weight="bold" officeooo:rsid="0007a440" officeooo:paragraph-rsid="000eca8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a24f" style:font-weight-asian="normal" style:font-weight-complex="normal"/>
    </style:style>
    <style:style style:name="T3" style:family="text">
      <style:text-properties fo:font-weight="normal" officeooo:rsid="000c1869" style:font-weight-asian="normal" style:font-weight-complex="normal"/>
    </style:style>
    <style:style style:name="T4" style:family="text">
      <style:text-properties fo:font-weight="normal" officeooo:rsid="000cdd2e" style:font-weight-asian="normal" style:font-weight-complex="normal"/>
    </style:style>
    <style:style style:name="T5" style:family="text">
      <style:text-properties fo:font-weight="normal" officeooo:rsid="000df0bd" style:font-weight-asian="normal" style:font-weight-complex="normal"/>
    </style:style>
    <style:style style:name="T6" style:family="text">
      <style:text-properties fo:font-weight="normal" officeooo:rsid="000eca80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ikker på hvor dette bør plasseres, men tenker kanskje å i utgangspunktet sette det i introduksjonsbiten, i kapittel 4.1. Tanken er her å besvare det veileder nevnte angående det å ha en solid bit med forberedelser før casene, i dette tilfellet casen med Strupe.</text:p>
      <text:p text:style-name="P2"/>
      <text:p text:style-name="P1"><text:span text:style-name="T1">Da vi testet ut programmering på Strupe, var det to programmeringsspråk som skilte seg ut som kandidater. Disse to kandidatene var Processing og Python. </text:span><text:span text:style-name="T2">Python, som diskuteres i avsnitt 5.2.X.X, har fordel av å ha en svært lett syntaks og er også veldig skalerbart i det at det finnes mange utvidelsesbiblioteker til dette språket. </text:span><text:span text:style-name="T4">Bestemmer man seg for å bruke Python ved geometriundervisning, har man et tilleggsbibliotek som heter </text:span><text:span text:style-name="T5">pygame</text:span><text:span text:style-name="T4">. Figur X nedenfor viser et eksempel med bruk av Python.</text:span></text:p>
      <text:p text:style-name="P2"/>
      <text:p text:style-name="P5"><text:span text:style-name="T1">Vi valgte til slutt å bruke verktøyet Processing (se avsnitt 5.2.X.X). Dette fordi Processing er et programmeringsspråk som er lett å lære, og som har stor takhøyde i det at det er mye man kan foreta seg, </text:span><text:span text:style-name="T6">pluss at man i Python må installere et tilleggsbibliotek for å kunne gjøre tilsvarende form for programmering.</text:span><text:span text:style-name="T1"> </text:span></text:p>
      <text:p text:style-name="P5"><text:span text:style-name="T1"/></text:p>
      <text:p text:style-name="P5"><text:span text:style-name="T1">Processing passer svært godt når man jobber med den delen av matematikkpensumet som handler om geometriske figurer. Processing har innebygde metoder for å kunne lage to-dimensjonale ellipser og sirkler, rektangler og kvadrater, samt firkanter med ikke-rette vinkler og trekanter. Ved å kombinere disse funksjonene, kan man lage andre typer polygoner som for eksempel et pentagon (gresk for femkant). </text:span><text:span text:style-name="T3">Man kan da skrive ut, klippe og lime og på den måten fremstille figurer i 3 dimensjoner.</text:span></text:p>
      <text:p text:style-name="P3"/>
      <text:p text:style-name="P4">Processing er også et verktøy hvor man kan fremstille figurer i 3 dimensjoner. Dette er riktignok noe vi ikke valgte å gjøre, av den grunn at oppgavene som elevene skulle løse, vil bli litt vanskeligere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opperplate Gothic Light" svg:font-family="'Copperplate Gothic Light'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nb" fo:country="NO" style:letter-kerning="true" style:font-name-asian="Lucida Sans Unicode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nb" fo:country="NO" style:letter-kerning="true" style:font-name-asian="Lucida Sans Unicode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opperplate Gothic Light" fo:font-family="'Copperplate Gothic Light'" style:font-family-generic="swiss" fo:font-size="14pt" style:font-name-asian="Lucida Sans Unicode" style:font-family-asian="'Lucida Sans Unicode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ers Bolt-Evensen</meta:initial-creator>
    <meta:creation-date>2016-04-28T10:09:01.192667547</meta:creation-date>
    <dc:date>2016-04-28T15:33:05.005453037</dc:date>
    <dc:creator>Anders Bolt-Evensen</dc:creator>
    <meta:editing-duration>PT3H13M49S</meta:editing-duration>
    <meta:editing-cycles>6</meta:editing-cycles>
    <meta:generator>LibreOffice/5.0.5.2$FreeBSD_X86_64 LibreOffice_project/00m0$Build-2</meta:generator>
    <meta:document-statistic meta:table-count="0" meta:image-count="0" meta:object-count="0" meta:page-count="1" meta:paragraph-count="5" meta:word-count="288" meta:character-count="1766" meta:non-whitespace-character-count="1482"/>
  </office:meta>
</office:document-meta>
</file>